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3" svg:font-family="'Liberation Sans'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automatic-styles>
    <style:style style:name="P1" style:family="paragraph" style:parent-style-name="Header">
      <style:text-properties style:font-name="Liberation Sans1"/>
    </style:style>
    <style:style style:name="P2" style:family="paragraph" style:parent-style-name="Text_20_body">
      <style:text-properties officeooo:paragraph-rsid="000c2cc3"/>
    </style:style>
    <style:style style:name="P3" style:family="paragraph" style:parent-style-name="Text_20_body">
      <style:text-properties officeooo:paragraph-rsid="000c8fd3"/>
    </style:style>
    <style:style style:name="P4" style:family="paragraph" style:parent-style-name="Footer">
      <style:text-properties style:font-name="Liberation Sans1" officeooo:paragraph-rsid="000a4a65"/>
    </style:style>
    <style:style style:name="T1" style:family="text">
      <style:text-properties officeooo:rsid="000a4a65"/>
    </style:style>
    <style:style style:name="T2" style:family="text">
      <style:text-properties officeooo:rsid="000b118f"/>
    </style:style>
    <style:style style:name="T3" style:family="text">
      <style:text-properties officeooo:rsid="000c2cc3"/>
    </style:style>
    <style:style style:name="T4" style:family="text">
      <style:text-properties officeooo:rsid="000c8fd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2">OpenOffice Document Reader</text:span></text:h>
      <text:p text:style-name="P2"><text:span text:style-name="T3">Aus dem Mangel an einer Möglichkeit OpenOffice (beziehungsweise LibreOffice) Dokumente auf dem Handy zu betrachten, haben wir uns entschieden OpenOffice Document Reader zu entwickeln.</text:span></text:p>
      <text:p text:style-name="P3"><text:span text:style-name="T4">Unsere App erlaubt es jedem mit einem mit Android betrieben Gerät schnell und einfach Dokumente unterwegs anzusehe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ans3" svg:font-family="'Liberation Sans'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Liberation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beration Sans2" style:font-size-asian="14pt" style:font-name-complex="Liberation Sans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iberation 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ans1"/>
    </style:style>
    <style:style style:name="MP2" style:family="paragraph" style:parent-style-name="Footer">
      <style:text-properties style:font-name="Liberation Sans1" officeooo:paragraph-rsid="000a4a65"/>
    </style:style>
    <style:style style:name="MT1" style:family="text">
      <style:text-properties officeooo:rsid="000a4a65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<text:date style:data-style-name="N37" text:date-value="2011-04-12T20:17:36">12.04.11</text:date><text:tab/><text:tab/><text:span text:style-name="MT1">OpenOffice Document Reader</text:span></text:p>
      </style:header>
      <style:footer>
        <text:p text:style-name="MP2"><text:span text:style-name="MT1">Stefl Andreas, </text:span>Taschauer Thomas<text:tab/><text:tab/><text:page-number text:select-page="current"/> von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T.</meta:initial-creator>
    <meta:creation-date>2009-10-01T15:02:24</meta:creation-date>
    <dc:date>2011-04-12T20:17:36</dc:date>
    <dc:creator>Thomas Taschauer</dc:creator>
    <meta:editing-duration>PT00H14M35S</meta:editing-duration>
    <meta:editing-cycles>20</meta:editing-cycles>
    <meta:generator>OpenOffice.org/3.2$Unix OpenOffice.org_project/320m19$Build-9505</meta:generator>
    <meta:document-statistic meta:table-count="0" meta:image-count="0" meta:object-count="0" meta:page-count="1" meta:paragraph-count="5" meta:word-count="54" meta:character-count="401"/>
  </office:meta>
</office:document-meta>
</file>